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Utils.attributeToStringAttribute( Attribute attr , AttributeTypeRegistry regis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ttributeUtils.attributesToStringAttributeList( Attributes attributes , AttributeType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